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4B000000276013202EDF87DFA29.png" manifest:media-type="image/png"/>
  <manifest:file-entry manifest:full-path="Pictures/10000000000000B4000000B4B61260B5EE60146B.png" manifest:media-type="image/png"/>
  <manifest:file-entry manifest:full-path="Pictures/100002010000084E00000326D0316F83FC0BFC09.png" manifest:media-type="image/png"/>
  <manifest:file-entry manifest:full-path="Pictures/10000201000000AA000000AA8EBB81CE64C2C662.png" manifest:media-type="image/png"/>
  <manifest:file-entry manifest:full-path="Pictures/10000201000003E80000023259FC5D83BCE73210.png" manifest:media-type="image/png"/>
  <manifest:file-entry manifest:full-path="Pictures/1000020100000258000001905227E40EAE804863.png" manifest:media-type="image/png"/>
  <manifest:file-entry manifest:full-path="Pictures/1000020100000190000001902B265143BD1C39A5.png" manifest:media-type="image/png"/>
  <manifest:file-entry manifest:full-path="Pictures/100002010000011D00000140A8AEBF921F75B2CD.png" manifest:media-type="image/png"/>
  <manifest:file-entry manifest:full-path="Pictures/1000000000000960000007086223ADA6BD9A9EC2.png" manifest:media-type="image/png"/>
  <manifest:file-entry manifest:full-path="Pictures/100000000000019000000190F54C4FB4CE746F36.png" manifest:media-type="image/png"/>
  <manifest:file-entry manifest:full-path="Pictures/10000201000000FF000000C6B3DC667A91F9C489.png" manifest:media-type="image/png"/>
  <manifest:file-entry manifest:full-path="Pictures/10000201000002BC000002BC9E4D3384AD802FA2.png" manifest:media-type="image/png"/>
  <manifest:file-entry manifest:full-path="Pictures/10000201000000E1000000E17908209C34801F14.png" manifest:media-type="image/png"/>
  <manifest:file-entry manifest:full-path="Pictures/10000201000001A10000019BA1DE87E3A6236F3C.png" manifest:media-type="image/png"/>
  <manifest:file-entry manifest:full-path="Pictures/10000201000000C8000000C819C37B81374DFF79.png" manifest:media-type="image/png"/>
  <manifest:file-entry manifest:full-path="Pictures/10000201000003E8000001A9A81A2269241C8CB1.png" manifest:media-type="image/png"/>
  <manifest:file-entry manifest:full-path="Pictures/1000020100000257000000C890BD65F723C6493B.png" manifest:media-type="image/png"/>
  <manifest:file-entry manifest:full-path="Pictures/1000000000000320000002583C663554B948D64F.png" manifest:media-type="image/png"/>
  <manifest:file-entry manifest:full-path="Pictures/100002010000014500000145984FB5AAF974A651.png" manifest:media-type="image/png"/>
  <manifest:file-entry manifest:full-path="Pictures/10000201000001000000010037D97774134214D2.png" manifest:media-type="image/png"/>
  <manifest:file-entry manifest:full-path="Pictures/10000201000004B000000320C5A0D39CFC0389A1.png" manifest:media-type="image/png"/>
  <manifest:file-entry manifest:full-path="Pictures/10000000000004B0000004B07DBA376D3AB6751D.png" manifest:media-type="image/png"/>
  <manifest:file-entry manifest:full-path="Pictures/10000201000000E1000000E1395902A8DC69621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8" text:anchor-type="paragraph" svg:x="0.2071in" svg:y="0.5264in" svg:width="0.9429in" svg:height="0.7866in" draw:z-index="0"><draw:image xlink:href="Pictures/10000201000000FF000000C6B3DC667A91F9C489.png" xlink:type="simple" xlink:show="embed" xlink:actuate="onLoad" loext:mime-type="image/png"/></draw:frame><draw:frame draw:style-name="fr1" draw:name="Image3" text:anchor-type="paragraph" svg:x="0.772in" svg:y="0.6457in" svg:width="0.5055in" svg:height="0.4846in" draw:z-index="1"><draw:image xlink:href="Pictures/10000201000000E1000000E17908209C34801F14.png" xlink:type="simple" xlink:show="embed" xlink:actuate="onLoad" loext:mime-type="image/png"/></draw:frame><draw:frame draw:style-name="fr1" draw:name="Image9" text:anchor-type="paragraph" svg:x="1.0063in" svg:y="0.6457in" svg:width="0.8047in" svg:height="0.4953in" draw:z-index="2"><draw:image xlink:href="Pictures/1000000000000960000007086223ADA6BD9A9EC2.png" xlink:type="simple" xlink:show="embed" xlink:actuate="onLoad" loext:mime-type="image/png"/></draw:frame><draw:frame draw:style-name="fr1" draw:name="Image6" text:anchor-type="paragraph" svg:x="1.5118in" svg:y="0.4535in" svg:width="0.8807in" svg:height="0.8075in" draw:z-index="3"><draw:image xlink:href="Pictures/100002010000014500000145984FB5AAF974A651.png" xlink:type="simple" xlink:show="embed" xlink:actuate="onLoad" loext:mime-type="image/png"/></draw:frame><draw:frame draw:style-name="fr1" draw:name="Image1" text:anchor-type="paragraph" svg:x="2.3634in" svg:y="0.4008in" svg:width="0.9071in" svg:height="0.9071in" draw:z-index="4"><draw:image xlink:href="Pictures/100000000000019000000190F54C4FB4CE746F36.png" xlink:type="simple" xlink:show="embed" xlink:actuate="onLoad" loext:mime-type="image/png"/></draw:frame><draw:frame draw:style-name="fr1" draw:name="Image12" text:anchor-type="paragraph" svg:x="2.7118in" svg:y="0.302in" svg:width="1.1311in" svg:height="1.1516in" draw:z-index="5"><draw:image xlink:href="Pictures/1000020100000190000001902B265143BD1C39A5.png" xlink:type="simple" xlink:show="embed" xlink:actuate="onLoad" loext:mime-type="image/png"/></draw:frame><draw:frame draw:style-name="fr1" draw:name="Image2" text:anchor-type="paragraph" svg:x="3.2693in" svg:y="0.4008in" svg:width="0.8783in" svg:height="0.8783in" draw:z-index="6"><draw:image xlink:href="Pictures/10000000000004B0000004B07DBA376D3AB6751D.png" xlink:type="simple" xlink:show="embed" xlink:actuate="onLoad" loext:mime-type="image/png"/></draw:frame><draw:frame draw:style-name="fr1" draw:name="Image14" text:anchor-type="paragraph" svg:x="3.8425in" svg:y="0.4508in" svg:width="1.6752in" svg:height="0.7154in" draw:z-index="7"><draw:image xlink:href="Pictures/1000020100000257000000C890BD65F723C6493B.png" xlink:type="simple" xlink:show="embed" xlink:actuate="onLoad" loext:mime-type="image/png"/></draw:frame><draw:frame draw:style-name="fr1" draw:name="Image4" text:anchor-type="paragraph" svg:x="5.2563in" svg:y="0.3382in" svg:width="1.4055in" svg:height="1.0543in" draw:z-index="8"><draw:image xlink:href="Pictures/10000201000001A10000019BA1DE87E3A6236F3C.png" xlink:type="simple" xlink:show="embed" xlink:actuate="onLoad" loext:mime-type="image/png"/></draw:frame><draw:frame draw:style-name="fr1" draw:name="Image5" text:anchor-type="paragraph" svg:x="0.4681in" svg:y="1.8535in" svg:width="1.1929in" svg:height="1.1929in" draw:z-index="9"><draw:image xlink:href="Pictures/10000201000000C8000000C819C37B81374DFF79.png" xlink:type="simple" xlink:show="embed" xlink:actuate="onLoad" loext:mime-type="image/png"/></draw:frame><draw:frame draw:style-name="fr1" draw:name="Image7" text:anchor-type="paragraph" svg:x="1.1543in" svg:y="1.9618in" svg:width="1.3626in" svg:height="1.022in" draw:z-index="10"><draw:image xlink:href="Pictures/1000000000000320000002583C663554B948D64F.png" xlink:type="simple" xlink:show="embed" xlink:actuate="onLoad" loext:mime-type="image/png"/></draw:frame><draw:frame draw:style-name="fr1" draw:name="Image10" text:anchor-type="paragraph" svg:x="6.0146in" svg:y="6.4839in" svg:width="0.0783in" svg:height="0.0783in" draw:z-index="11"><draw:image xlink:href="Pictures/10000201000001000000010037D97774134214D2.png" xlink:type="simple" xlink:show="embed" xlink:actuate="onLoad" loext:mime-type="image/png"/></draw:frame><draw:frame draw:style-name="fr1" draw:name="Image16" text:anchor-type="paragraph" svg:x="2.1602in" svg:y="2.561in" svg:width="2.5382in" svg:height="1.0791in" draw:z-index="12"><draw:image xlink:href="Pictures/10000201000003E8000001A9A81A2269241C8CB1.png" xlink:type="simple" xlink:show="embed" xlink:actuate="onLoad" loext:mime-type="image/png"/></draw:frame><draw:frame draw:style-name="fr1" draw:name="Image11" text:anchor-type="paragraph" svg:x="4.5465in" svg:y="2.9764in" svg:width="0.6307in" svg:height="0.589in" draw:z-index="13"><draw:image xlink:href="Pictures/10000201000000E1000000E1395902A8DC696211.png" xlink:type="simple" xlink:show="embed" xlink:actuate="onLoad" loext:mime-type="image/png"/></draw:frame><draw:frame draw:style-name="fr1" draw:name="Image13" text:anchor-type="paragraph" svg:x="1.0728in" svg:y="3.8689in" svg:width="1.6819in" svg:height="1.1217in" draw:z-index="14"><draw:image xlink:href="Pictures/10000201000004B000000320C5A0D39CFC0389A1.png" xlink:type="simple" xlink:show="embed" xlink:actuate="onLoad" loext:mime-type="image/png"/></draw:frame><draw:frame draw:style-name="fr1" draw:name="Image15" text:anchor-type="paragraph" svg:x="2.148in" svg:y="3.8016in" svg:width="1.2902in" svg:height="1.2902in" draw:z-index="15"><draw:image xlink:href="Pictures/10000201000002BC000002BC9E4D3384AD802FA2.png" xlink:type="simple" xlink:show="embed" xlink:actuate="onLoad" loext:mime-type="image/png"/></draw:frame><draw:frame draw:style-name="fr1" draw:name="Image17" text:anchor-type="paragraph" svg:x="2.9791in" svg:y="3.7161in" svg:width="2.0634in" svg:height="1.3756in" draw:z-index="16"><draw:image xlink:href="Pictures/1000020100000258000001905227E40EAE804863.png" xlink:type="simple" xlink:show="embed" xlink:actuate="onLoad" loext:mime-type="image/png"/></draw:frame><draw:frame draw:style-name="fr1" draw:name="Image18" text:anchor-type="paragraph" svg:x="0.4181in" svg:y="6.8543in" svg:width="2.3189in" svg:height="1.3035in" draw:z-index="17"><draw:image xlink:href="Pictures/10000201000003E80000023259FC5D83BCE73210.png" xlink:type="simple" xlink:show="embed" xlink:actuate="onLoad" loext:mime-type="image/png"/></draw:frame><draw:frame draw:style-name="fr1" draw:name="Image19" text:anchor-type="paragraph" svg:x="4.5055in" svg:y="4.0756in" svg:width="0.8075in" svg:height="0.8075in" draw:z-index="18"><draw:image xlink:href="Pictures/10000201000000AA000000AA8EBB81CE64C2C662.png" xlink:type="simple" xlink:show="embed" xlink:actuate="onLoad" loext:mime-type="image/png"/></draw:frame><draw:frame draw:style-name="fr1" draw:name="Image20" text:anchor-type="paragraph" svg:x="2.9472in" svg:y="7.2437in" svg:width="1.3228in" svg:height="1.4854in" draw:z-index="19"><draw:image xlink:href="Pictures/100002010000011D00000140A8AEBF921F75B2CD.png" xlink:type="simple" xlink:show="embed" xlink:actuate="onLoad" loext:mime-type="image/png"/></draw:frame><draw:frame draw:style-name="fr1" draw:name="Image21" text:anchor-type="paragraph" svg:x="4.672in" svg:y="4.2472in" svg:width="1.2374in" svg:height="0.4693in" draw:z-index="20"><draw:image xlink:href="Pictures/100002010000084E00000326D0316F83FC0BFC09.png" xlink:type="simple" xlink:show="embed" xlink:actuate="onLoad" loext:mime-type="image/png"/></draw:frame><draw:frame draw:style-name="fr1" draw:name="Image22" text:anchor-type="paragraph" svg:x="5.3126in" svg:y="4.0756in" svg:width="0.7453in" svg:height="0.7453in" draw:z-index="21"><draw:image xlink:href="Pictures/10000000000000B4000000B4B61260B5EE60146B.png" xlink:type="simple" xlink:show="embed" xlink:actuate="onLoad" loext:mime-type="image/png"/></draw:frame><draw:frame draw:style-name="fr1" draw:name="Image23" text:anchor-type="paragraph" svg:x="4.4689in" svg:y="7.3752in" svg:width="1.7165in" svg:height="0.9016in" draw:z-index="22"><draw:image xlink:href="Pictures/10000000000004B000000276013202EDF87DFA2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0T15:27:41.531242215</meta:creation-date>
    <dc:date>2019-04-05T20:15:55.383290334</dc:date>
    <meta:editing-duration>PT19M22S</meta:editing-duration>
    <meta:editing-cycles>2</meta:editing-cycles>
    <meta:generator>LibreOffice/6.2.2.2$Linux_X86_64 LibreOffice_project/20$Build-2</meta:generator>
    <meta:document-statistic meta:table-count="0" meta:image-count="23" meta:object-count="0" meta:page-count="1" meta:paragraph-count="0" meta:word-count="0" meta:character-count="0" meta:non-whitespace-character-count="0"/>
  </office:meta>
</office:document-meta>
</file>